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 style:list-style-name="L4">
      <style:text-properties fo:font-weight="bold" officeooo:rsid="002d1eda" officeooo:paragraph-rsid="002d1eda" style:font-weight-asian="bold" style:font-weight-complex="bold"/>
    </style:style>
    <style:style style:name="P3" style:family="paragraph" style:parent-style-name="Standard" style:list-style-name="L4">
      <style:text-properties fo:font-weight="bold" officeooo:rsid="003ae2d0" officeooo:paragraph-rsid="003ae2d0" style:font-weight-asian="bold" style:font-weight-complex="bold"/>
    </style:style>
    <style:style style:name="P4" style:family="paragraph" style:parent-style-name="Standard" style:list-style-name="L4">
      <style:text-properties fo:font-weight="normal" officeooo:rsid="002d1eda" officeooo:paragraph-rsid="002d1eda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2dd4cf" officeooo:paragraph-rsid="002dd4cf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3ae2d0" officeooo:paragraph-rsid="003ae2d0" style:font-weight-asian="normal" style:font-weight-complex="normal"/>
    </style:style>
    <style:style style:name="P7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3cb00d" officeooo:paragraph-rsid="003ae2d0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522721" officeooo:paragraph-rsid="003ae2d0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56b3bb" officeooo:paragraph-rsid="0056b3bb" style:font-weight-asian="normal" style:font-weight-complex="normal"/>
    </style:style>
    <style:style style:name="P11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text-properties fo:font-style="italic" style:text-underline-style="none" fo:font-weight="normal" officeooo:rsid="00650e87" officeooo:paragraph-rsid="00650e87" style:font-style-asian="italic" style:font-weight-asian="normal" style:font-style-complex="italic" style:font-weight-complex="normal"/>
    </style:style>
    <style:style style:name="P14" style:family="paragraph" style:parent-style-name="Standard" style:list-style-name="L4">
      <style:text-properties officeooo:paragraph-rsid="0017cb06"/>
    </style:style>
    <style:style style:name="P15" style:family="paragraph" style:parent-style-name="Standard" style:list-style-name="L4">
      <style:text-properties officeooo:rsid="0017cb06" officeooo:paragraph-rsid="0017cb06"/>
    </style:style>
    <style:style style:name="P16" style:family="paragraph" style:parent-style-name="Standard" style:list-style-name="L4">
      <style:text-properties officeooo:rsid="00199090" officeooo:paragraph-rsid="00199090"/>
    </style:style>
    <style:style style:name="P17" style:family="paragraph" style:parent-style-name="Standard" style:list-style-name="L4">
      <style:text-properties officeooo:rsid="0019eac8" officeooo:paragraph-rsid="0019eac8"/>
    </style:style>
    <style:style style:name="P18" style:family="paragraph" style:parent-style-name="Standard" style:list-style-name="L4">
      <style:text-properties officeooo:rsid="002dd4cf" officeooo:paragraph-rsid="002dd4cf"/>
    </style:style>
    <style:style style:name="P19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58a2cd" officeooo:paragraph-rsid="0058a2cd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24" style:family="paragraph" style:parent-style-name="Standard" style:list-style-name="L4">
      <style:text-properties fo:font-style="normal" fo:font-weight="normal" officeooo:rsid="005d1982" officeooo:paragraph-rsid="005d1982" style:font-style-asian="normal" style:font-weight-asian="normal" style:font-style-complex="normal" style:font-weight-complex="normal"/>
    </style:style>
    <style:style style:name="P25" style:family="paragraph" style:parent-style-name="Standard" style:list-style-name="L4">
      <style:text-properties fo:font-style="normal" fo:font-weight="bold" officeooo:rsid="005d1982" officeooo:paragraph-rsid="005d1982" style:font-style-asian="normal" style:font-weight-asian="bold" style:font-style-complex="normal" style:font-weight-complex="bold"/>
    </style:style>
    <style:style style:name="P26" style:family="paragraph" style:parent-style-name="Standard" style:list-style-name="L4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28" style:family="paragraph" style:parent-style-name="Standard" style:list-style-name="L4">
      <style:text-properties fo:font-style="normal" style:text-underline-style="none" fo:font-weight="normal" officeooo:rsid="0061bc43" officeooo:paragraph-rsid="0063f5c5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30" style:family="paragraph" style:parent-style-name="Text_20_body" style:list-style-name="L6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31" style:family="paragraph" style:parent-style-name="Text_20_body" style:list-style-name="L7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32" style:family="paragraph" style:parent-style-name="Text_20_body" style:list-style-name="L7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33" style:family="paragraph" style:parent-style-name="Text_20_body" style:list-style-name="L5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34" style:family="paragraph" style:parent-style-name="Text_20_body" style:list-style-name="L5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35" style:family="paragraph" style:parent-style-name="Text_20_body" style:list-style-name="L5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3333"/>
    </style:style>
    <style:style style:name="P36" style:family="paragraph" style:parent-style-name="Text_20_body" style:list-style-name="L5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37" style:family="paragraph" style:parent-style-name="Text_20_body" style:list-style-name="L6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38" style:family="paragraph" style:parent-style-name="Text_20_body" style:list-style-name="L5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39" style:family="paragraph" style:parent-style-name="Text_20_body" style:list-style-name="L5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40" style:family="paragraph" style:parent-style-name="Text_20_body" style:list-style-name="L7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41" style:family="paragraph" style:parent-style-name="Text_20_body" style:list-style-name="L6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42" style:family="paragraph" style:parent-style-name="Text_20_body" style:list-style-name="L6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43" style:family="paragraph" style:parent-style-name="Text_20_body">
      <style:text-properties officeooo:paragraph-rsid="0049b32c"/>
    </style:style>
    <style:style style:name="P44" style:family="paragraph" style:parent-style-name="Text_20_body" style:list-style-name="L6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45" style:family="paragraph" style:parent-style-name="Text_20_body" style:list-style-name="L6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46" style:family="paragraph" style:parent-style-name="Title">
      <style:text-properties officeooo:rsid="0017cb06" officeooo:paragraph-rsid="0017cb06"/>
    </style:style>
    <style:style style:name="P47" style:family="paragraph" style:parent-style-name="Heading_20_2">
      <style:text-properties style:text-underline-style="solid" style:text-underline-width="auto" style:text-underline-color="font-color"/>
    </style:style>
    <style:style style:name="P48" style:family="paragraph" style:parent-style-name="Frame_20_contents">
      <style:text-properties officeooo:rsid="00497f00" officeooo:paragraph-rsid="00497f00"/>
    </style:style>
    <style:style style:name="P49" style:family="paragraph" style:parent-style-name="Frame_20_contents">
      <style:text-properties officeooo:rsid="004b4764" officeooo:paragraph-rsid="004b4764"/>
    </style:style>
    <style:style style:name="P50" style:family="paragraph" style:parent-style-name="Frame_20_contents">
      <style:text-properties officeooo:rsid="004b4764" officeooo:paragraph-rsid="004d42fe"/>
    </style:style>
    <style:style style:name="P51" style:family="paragraph" style:parent-style-name="Frame_20_contents">
      <style:text-properties fo:color="#00cc00" officeooo:rsid="004b4764" officeooo:paragraph-rsid="004d42fe"/>
    </style:style>
    <style:style style:name="P52" style:family="paragraph" style:parent-style-name="Frame_20_contents">
      <style:text-properties style:use-window-font-color="true" officeooo:rsid="004b4764" officeooo:paragraph-rsid="004b4764"/>
    </style:style>
    <style:style style:name="P5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cb06" style:font-weight-asian="bold" style:font-weight-complex="bold"/>
    </style:style>
    <style:style style:name="T5" style:family="text">
      <style:text-properties fo:font-weight="bold" officeooo:rsid="001bfe4d" style:font-weight-asian="bold" style:font-weight-complex="bold"/>
    </style:style>
    <style:style style:name="T6" style:family="text">
      <style:text-properties fo:font-weight="bold" officeooo:rsid="00221550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fdf93" style:font-style-asian="normal" style:font-style-complex="normal"/>
    </style:style>
    <style:style style:name="T9" style:family="text">
      <style:text-properties fo:font-style="normal" officeooo:rsid="00353d01" style:font-style-asian="normal" style:font-style-complex="normal"/>
    </style:style>
    <style:style style:name="T10" style:family="text">
      <style:text-properties fo:font-style="normal" officeooo:rsid="0039ed1b" style:font-style-asian="normal" style:font-style-complex="normal"/>
    </style:style>
    <style:style style:name="T11" style:family="text">
      <style:text-properties fo:font-style="normal" officeooo:rsid="003dd793" style:font-style-asian="normal" style:font-style-complex="normal"/>
    </style:style>
    <style:style style:name="T12" style:family="text">
      <style:text-properties fo:font-style="normal" officeooo:rsid="0053cba6" style:font-style-asian="normal" style:font-style-complex="normal"/>
    </style:style>
    <style:style style:name="T13" style:family="text">
      <style:text-properties fo:font-style="normal" officeooo:rsid="00662d06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7cb06" style:font-weight-asian="normal" style:font-weight-complex="normal"/>
    </style:style>
    <style:style style:name="T24" style:family="text">
      <style:text-properties fo:font-weight="normal" officeooo:rsid="0063f5c5" style:font-weight-asian="normal" style:font-weight-complex="normal"/>
    </style:style>
    <style:style style:name="T25" style:family="text">
      <style:text-properties fo:font-weight="normal" officeooo:rsid="00662d06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3b787" style:font-style-asian="italic" style:font-style-complex="italic"/>
    </style:style>
    <style:style style:name="T28" style:family="text">
      <style:text-properties fo:font-style="italic" officeooo:rsid="002fdf93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fo:background-color="#ff3333" loext:char-shading-value="0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font-style="italic" fo:background-color="#ff3333" loext:char-shading-value="0" style:font-style-asian="italic" style:font-style-complex="italic"/>
    </style:style>
    <style:style style:name="T37" style:family="text">
      <style:text-properties fo:font-style="italic" officeooo:rsid="0023b787" fo:background-color="#ff3333" loext:char-shading-value="0" style:font-style-asian="italic" style:font-style-complex="italic"/>
    </style:style>
    <style:style style:name="T38" style:family="text">
      <style:text-properties fo:font-style="italic" officeooo:rsid="002fdf93" fo:background-color="#ff3333" loext:char-shading-value="0" style:font-style-asian="italic" style:font-style-complex="italic"/>
    </style:style>
    <style:style style:name="T39" style:family="text">
      <style:text-properties fo:font-style="italic" officeooo:rsid="0056b3bb" fo:background-color="#ff3333" loext:char-shading-value="0" style:font-style-asian="italic" style:font-style-complex="italic"/>
    </style:style>
    <style:style style:name="T40" style:family="text">
      <style:text-properties fo:font-style="italic" fo:background-color="transparent" loext:char-shading-value="0" style:font-style-asian="italic" style:font-style-complex="italic"/>
    </style:style>
    <style:style style:name="T41" style:family="text">
      <style:text-properties officeooo:rsid="001ddc95"/>
    </style:style>
    <style:style style:name="T42" style:family="text">
      <style:text-properties officeooo:rsid="00221550"/>
    </style:style>
    <style:style style:name="T43" style:family="text">
      <style:text-properties fo:background-color="#ffff66" loext:char-shading-value="0"/>
    </style:style>
    <style:style style:name="T44" style:family="text">
      <style:text-properties fo:background-color="#ffffff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7e7ac" fo:background-color="transparent" loext:char-shading-value="0"/>
    </style:style>
    <style:style style:name="T47" style:family="text">
      <style:text-properties fo:background-color="#ff3333" loext:char-shading-value="0"/>
    </style:style>
    <style:style style:name="T48" style:family="text">
      <style:text-properties officeooo:rsid="0056b3bb" fo:background-color="#ff3333" loext:char-shading-value="0"/>
    </style:style>
    <style:style style:name="T49" style:family="text">
      <style:text-properties officeooo:rsid="0049b32c"/>
    </style:style>
    <style:style style:name="T50" style:family="text">
      <style:text-properties officeooo:rsid="004d42fe"/>
    </style:style>
    <style:style style:name="T51" style:family="text">
      <style:text-properties fo:color="#ff00ff"/>
    </style:style>
    <style:style style:name="T52" style:family="text">
      <style:text-properties fo:color="#ff00ff" officeooo:rsid="0049b32c"/>
    </style:style>
    <style:style style:name="T53" style:family="text">
      <style:text-properties fo:color="#00cc00"/>
    </style:style>
    <style:style style:name="T54" style:family="text">
      <style:text-properties fo:color="#00cc00" officeooo:rsid="004d42fe"/>
    </style:style>
    <style:style style:name="T55" style:family="text">
      <style:text-properties fo:color="#ff3300"/>
    </style:style>
    <style:style style:name="T56" style:family="text">
      <style:text-properties fo:color="#579d1c"/>
    </style:style>
    <style:style style:name="T57" style:family="text">
      <style:text-properties officeooo:rsid="004f8098"/>
    </style:style>
    <style:style style:name="T58" style:family="text">
      <style:text-properties style:use-window-font-color="true"/>
    </style:style>
    <style:style style:name="T59" style:family="text">
      <style:text-properties officeooo:rsid="0059cf3d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60447e" style:font-weight-asian="normal" style:font-weight-complex="normal"/>
    </style:style>
    <style:style style:name="T62" style:family="text">
      <style:text-properties officeooo:rsid="005edf31"/>
    </style:style>
    <style:style style:name="T63" style:family="text">
      <style:text-properties officeooo:rsid="00636955"/>
    </style:style>
    <style:style style:name="T64" style:family="text">
      <style:text-properties officeooo:rsid="0063f5c5"/>
    </style:style>
    <style:style style:name="T65" style:family="text">
      <style:text-properties officeooo:rsid="00662d06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anvHunt</text:p>
      <text:p text:style-name="P29">Nom de code</text:p>
      <text:h text:style-name="Heading_20_2" text:outline-level="2">Glossaire<draw:line text:anchor-type="char" draw:z-index="3" draw:style-name="gr1" draw:text-style-name="P53" svg:x1="0.041cm" svg:y1="0.972cm" svg:x2="18.301cm" svg:y2="0.972cm"><text:p/></draw:line></text:h>
      <text:p text:style-name="P1">Fonctions <text:span text:style-name="T42">= Gras</text:span></text:p>
      <text:p text:style-name="P27">Fonctions du navigateur<text:span text:style-name="T60"> = </text:span><text:span text:style-name="T62">souligné gras</text:span></text:p>
      <text:p text:style-name="P11">Variable <text:span text:style-name="T42">= Italique</text:span></text:p>
      <text:p text:style-name="P11"><text:span text:style-name="T3">constantes </text:span><text:span text:style-name="T6">= Italique Gras</text:span></text:p>
      <text:p text:style-name="P12">(?) = <text:span text:style-name="T7">Cette éléments </text:span><text:span text:style-name="T9">reste à </text:span><text:span text:style-name="T10">déterminer</text:span><text:span text:style-name="T9"> s’il sera implémenté ou non</text:span></text:p>
      <text:p text:style-name="P19"><text:span text:style-name="T47">Rouge</text:span><text:span text:style-name="T45"> Pas encore commencé</text:span></text:p>
      <text:p text:style-name="P20"><text:span text:style-name="T43">Jaune </text:span><text:span text:style-name="T45"><text:s/>Commencé, mais non terminé</text:span></text:p>
      <text:p text:style-name="P21">Vert <text:s text:c="3"/><text:span text:style-name="T45"><text:s/></text:span><text:span text:style-name="T46">T</text:span><text:span text:style-name="T45">erminé</text:span></text:p>
      <text:h text:style-name="Heading_20_2" text:outline-level="2"><text:span text:style-name="T3">Variables Globale</text:span><draw:line text:anchor-type="char" draw:z-index="0" draw:style-name="gr1" draw:text-style-name="P53" svg:x1="0.041cm" svg:y1="0.972cm" svg:x2="18.301cm" svg:y2="0.972cm"><text:p/></draw:line></text:h>
      <text:list xml:id="list2106675753370025093" text:style-name="L6">
        <text:list-item>
          <text:p text:style-name="P42"><text:span text:style-name="T48">c</text:span><text:span text:style-name="T47">ibles</text:span><text:tab/>Contient toutes les cibles sous forme de tableaux</text:p>
        </text:list-item>
        <text:list-item>
          <text:p text:style-name="P41"><text:span text:style-name="T39">s</text:span><text:span text:style-name="T37">core</text:span><text:span text:style-name="T27"><text:tab/></text:span><text:span text:style-name="T8">Contient le score de l’utilisateur</text:span></text:p>
        </text:list-item>
        <text:list-item>
          <text:p text:style-name="P30"><text:span text:style-name="T38">qteCibleManque</text:span><text:span text:style-name="T28"><text:tab/></text:span><text:span text:style-name="T8">Contient le nombre de cible Manquée par l’utilisateur</text:span></text:p>
        </text:list-item>
        <text:list-item>
          <text:p text:style-name="P37"><text:span text:style-name="T26">qteCibleInterdit</text:span><text:span text:style-name="T40"><text:tab/></text:span><text:span text:style-name="T21">Contient le nombre de cible</text:span></text:p>
        </text:list-item>
        <text:list-item>
          <text:p text:style-name="P44"><text:span text:style-name="T36">t</text:span><text:span text:style-name="T26"> <text:tab/></text:span><text:span text:style-name="T7">Contient le timer utilisé pour la fonctions </text:span><text:span text:style-name="T17">deplacerCible</text:span></text:p>
        </text:list-item>
        <text:list-item>
          <text:p text:style-name="P45">isPlay<text:span text:style-name="T45"><text:tab/>Contient l’état du jeu (s’il est en pause ou non)</text:span></text:p>
        </text:list-item>
      </text:list>
      <text:h text:style-name="Heading_20_2" text:outline-level="2"><text:span text:style-name="T31">Constante Globale</text:span><draw:line text:anchor-type="char" draw:z-index="2" draw:style-name="gr1" draw:text-style-name="P53" svg:x1="0.041cm" svg:y1="0.968cm" svg:x2="18.301cm" svg:y2="0.968cm"><text:p/></draw:line></text:h>
      <text:list xml:id="list4257879903877905775" text:style-name="L7">
        <text:list-item>
          <text:p text:style-name="P31"><text:span text:style-name="T33">MAX_CIBLE_MANQUE</text:span><text:span text:style-name="T31"><text:tab/></text:span><text:span text:style-name="T14">Contient le nombre maximal de cible manqué autorisé</text:span></text:p>
        </text:list-item>
        <text:list-item>
          <text:p text:style-name="P32"><text:span text:style-name="T33">MAX_SCORE</text:span><text:span text:style-name="T34"> </text:span><text:span text:style-name="T35">(?)</text:span><text:span text:style-name="T14"><text:tab/>Contient le nombre représentant le score maximal autorisé</text:span></text:p>
        </text:list-item>
        <text:list-item>
          <text:p text:style-name="P40"><text:span text:style-name="T31">VITESSE</text:span><text:span text:style-name="T16"><text:tab/>Contient le valeur temporelle pour le setInterval de la <text:tab/>fonction </text:span><text:span text:style-name="T20">deplacerCible</text:span></text:p>
        </text:list-item>
      </text:list>
      <text:h text:style-name="Heading_20_2" text:outline-level="2"><text:span text:style-name="T3">Fonctions</text:span><draw:line text:anchor-type="char" draw:z-index="1" draw:style-name="gr1" draw:text-style-name="P53" svg:x1="0.041cm" svg:y1="0.995cm" svg:x2="18.301cm" svg:y2="0.995cm"><text:p/></draw:line></text:h>
      <text:list xml:id="list2330893317604604041" text:style-name="L5">
        <text:list-item>
          <text:p text:style-name="P33">nouvellePartie</text:p>
        </text:list-item>
        <text:list-item>
          <text:p text:style-name="P35">Fin Partie</text:p>
        </text:list-item>
        <text:list-item>
          <text:p text:style-name="P36"><text:span text:style-name="T41">g</text:span>enererCible</text:p>
        </text:list-item>
        <text:list-item>
          <text:p text:style-name="P33">deplacerCible</text:p>
        </text:list-item>
        <text:list-item>
          <text:p text:style-name="P38">verifierCible</text:p>
        </text:list-item>
        <text:list-item>
          <text:p text:style-name="P38">dessinerCible</text:p>
        </text:list-item>
        <text:list-item>
          <text:p text:style-name="P33">gererClic</text:p>
        </text:list-item>
        <text:list-item>
          <text:p text:style-name="P33"><text:soft-page-break/>togglePause</text:p>
        </text:list-item>
        <text:list-item>
          <text:p text:style-name="P39">sauvegarderScore</text:p>
        </text:list-item>
      </text:list>
      <text:h text:style-name="Heading_20_3" text:outline-level="3"><text:span text:style-name="T1">Informations complémentaires sur les fonctions</text:span></text:h>
      <text:list xml:id="list7638950931023743010" text:style-name="L4">
        <text:list-item>
          <text:p text:style-name="P2">NouvellePartie</text:p>
          <text:list>
            <text:list-item>
              <text:p text:style-name="P4">Remets les variables en sont états par défaut</text:p>
            </text:list-item>
            <text:list-item>
              <text:p text:style-name="P4">appel <text:span text:style-name="T3">genererCible</text:span></text:p>
            </text:list-item>
          </text:list>
        </text:list-item>
        <text:list-item>
          <text:p text:style-name="P14"><text:span text:style-name="T5">genererCible</text:span><text:span text:style-name="T4"><text:line-break/></text:span><text:span text:style-name="T23">Cette fonction permet de générer les cibles au début de la partie.</text:span></text:p>
          <text:list>
            <text:list-item>
              <text:p text:style-name="P14"><text:span text:style-name="T23">Les </text:span><text:span text:style-name="T30">cibles</text:span><text:span text:style-name="T23"> aurons une hauteur différente</text:span></text:p>
            </text:list-item>
            <text:list-item>
              <text:p text:style-name="P15"><text:span text:style-name="T22">Une </text:span><text:span text:style-name="T29">direction</text:span><text:span text:style-name="T14"> gauche vers droite (</text:span><text:span text:style-name="T32">GAUCHE_DROITE</text:span><text:span text:style-name="T14">) ou droite vers gauche (</text:span><text:span text:style-name="T32">DROITE_GAUCHE</text:span><text:span text:style-name="T14">)</text:span></text:p>
            </text:list-item>
            <text:list-item>
              <text:p text:style-name="P16"><text:span text:style-name="T14">Un tableau contenant toutes les cibles</text:span></text:p>
            </text:list-item>
            <text:list-item>
              <text:p text:style-name="P17"><text:span text:style-name="T14">Appel </text:span><text:span text:style-name="T17">d</text:span><text:span text:style-name="T18">e</text:span><text:span text:style-name="T17">placerCible </text:span><text:span text:style-name="T15">à l’aide de la fonction setInterval</text:span></text:p>
            </text:list-item>
          </text:list>
        </text:list-item>
        <text:list-item>
          <text:p text:style-name="P18"><text:span text:style-name="T17">deplacerCible</text:span></text:p>
          <text:list>
            <text:list-item>
              <text:p text:style-name="P5"><text:span text:style-name="T7">Incrémente la valeur de x des cibles</text:span></text:p>
            </text:list-item>
            <text:list-item>
              <text:p text:style-name="P6"><text:span text:style-name="T7">appel </text:span><text:span text:style-name="T17">verifierCible</text:span></text:p>
            </text:list-item>
            <text:list-item>
              <text:p text:style-name="P8"><text:span text:style-name="T7">appel </text:span><text:span text:style-name="T17">dessinerCible</text:span></text:p>
              <text:p text:style-name="P6"/>
            </text:list-item>
          </text:list>
        </text:list-item>
        <text:list-item>
          <text:p text:style-name="P3">verifierCible</text:p>
          <text:list>
            <text:list-item>
              <text:p text:style-name="P6"><text:span text:style-name="T7">Vérifié si des cibles ont quitté l’aire de jeux, si c’est le cas incrémenté </text:span><text:span text:style-name="T26">qteCibleManque </text:span><text:span text:style-name="T11">et les retirés de la liste de cible</text:span></text:p>
            </text:list-item>
            <text:list-item>
              <text:p text:style-name="P9"><text:span text:style-name="T11">Si </text:span><text:span text:style-name="T7">le nombre </text:span><text:span text:style-name="T26">qteCibleManque </text:span><text:span text:style-name="T7">est ≥ </text:span><text:span text:style-name="T31">MAX_CIBLE_MANQUE</text:span><text:span text:style-name="T7"> </text:span><text:span text:style-name="T12">alors appel </text:span><text:span text:style-name="T19">finPartie</text:span></text:p>
            </text:list-item>
          </text:list>
        </text:list-item>
        <text:list-item>
          <text:p text:style-name="P10"><text:span text:style-name="T19">g</text:span><text:span text:style-name="T17">ererClic</text:span></text:p>
          <text:list>
            <text:list-item>
              <text:p text:style-name="P10"><text:span text:style-name="T7">Vérifie si le clic se trouve sur une cible, si c’est le cas alors incrémenté </text:span><text:span text:style-name="T26">score</text:span></text:p>
            </text:list-item>
            <text:list-item>
              <text:p text:style-name="P22">(?) Si le score est ≥ <text:span text:style-name="T31">MAX_SCORE</text:span> alors appe<text:span text:style-name="T59">l</text:span> <text:span text:style-name="T3">finPartie</text:span></text:p>
            </text:list-item>
          </text:list>
        </text:list-item>
        <text:list-item>
          <text:p text:style-name="P23"><text:span text:style-name="T3">finPartie (</text:span><text:span text:style-name="T26">reussi</text:span><text:span text:style-name="T3">)</text:span></text:p>
          <text:list>
            <text:list-item>
              <text:p text:style-name="P23">Si reussi == true alors dessiner le tableau de score avec un message de félication</text:p>
            </text:list-item>
            <text:list-item>
              <text:p text:style-name="P23">si reussi == false alors dessier le tableau de score avec un message ‘Meilleur chance la prochaine fois’ ou autre message</text:p>
            </text:list-item>
          </text:list>
        </text:list-item>
        <text:list-item>
          <text:p text:style-name="P25">dessinerCible</text:p>
          <text:list>
            <text:list-item>
              <text:p text:style-name="P24">Dessine les cibles sur le canvas</text:p>
            </text:list-item>
          </text:list>
        </text:list-item>
        <text:list-item>
          <text:p text:style-name="P26">togglePlay</text:p>
          <text:list>
            <text:list-item>
              <text:p text:style-name="P26"><text:span text:style-name="T25">isPlay == true</text:span><text:span text:style-name="T24"><text:line-break/></text:span><text:span text:style-name="T22">Arrête la minuterie </text:span><text:span text:style-name="T29">t </text:span><text:span text:style-name="T22">avec </text:span><text:span text:style-name="T1">clearInterval<text:line-break/></text:span><text:span text:style-name="T61">Retirer les gestionnaire d’événement (removeEventListener)</text:span></text:p>
            </text:list-item>
            <text:list-item>
              <text:p text:style-name="P28"><text:span text:style-name="T65">isPlay == false<text:line-break/></text:span>Démarre la minuterie <text:span text:style-name="T26">t</text:span> avec <text:span text:style-name="T2">setInterval</text:span> (<text:span text:style-name="T3">deplacerCible</text:span>)</text:p>
              <text:p text:style-name="P28"><text:span text:style-name="T63">Ajouter les gestionnaire d’évènement (addEventListener)</text:span></text:p>
            </text:list-item>
            <text:list-item>
              <text:p text:style-name="P13">isPlay <text:span text:style-name="T65">=</text:span><text:span text:style-name="T13"> le contraire de </text:span><text:span text:style-name="T65">isPlay</text:span></text:p>
            </text:list-item>
          </text:list>
        </text:list-item>
      </text:list>
      <text:p text:style-name="P7"/>
      <text:h text:style-name="P47" text:outline-level="2"><text:soft-page-break/><text:span text:style-name="T11">Comment </text:span><text:span text:style-name="T7">créer et intéragir avec des objets</text:span></text:h>
      <text:p text:style-name="P43"><draw:frame draw:style-name="fr1" draw:name="Cadre1" text:anchor-type="as-char" svg:width="5.814cm" draw:z-index="4"><draw:text-box fo:min-height="8.58cm"><text:p text:style-name="P48"><text:span text:style-name="T52">var</text:span><text:span text:style-name="T49"> </text:span>cible = <text:span text:style-name="T58">{</text:span></text:p><text:p text:style-name="P48"><text:tab/><text:span text:style-name="T55">‘x’</text:span> : <text:span text:style-name="T56">50</text:span>,</text:p><text:p text:style-name="P48"><text:tab/><text:span text:style-name="T55">‘y’</text:span> : <text:span text:style-name="T56">20</text:span></text:p><text:p text:style-name="P48"><text:span text:style-name="T58">}</text:span> ;</text:p><text:p text:style-name="P48"/><text:p text:style-name="P48"><text:span text:style-name="T52">var</text:span><text:span text:style-name="T49"> </text:span>cibles = new Array() ;</text:p><text:p text:style-name="P48">cibles.push(cible) ;</text:p><text:p text:style-name="P48"/><text:p text:style-name="P48">//OU</text:p><text:p text:style-name="P48"><text:span text:style-name="T52">var</text:span><text:span text:style-name="T49"> </text:span>cibles = new Array() ;</text:p><text:p text:style-name="P48"><text:span text:style-name="T52">var</text:span><text:span text:style-name="T49"> </text:span>cibles.push(<text:span text:style-name="T58">{</text:span></text:p><text:p text:style-name="P48"><text:tab/><text:span text:style-name="T55">‘x’</text:span> : <text:span text:style-name="T56">50</text:span>,</text:p><text:p text:style-name="P48"><text:tab/><text:span text:style-name="T55">‘y’</text:span> : <text:span text:style-name="T56">20</text:span></text:p><text:p text:style-name="P48"><text:span text:style-name="T58">}</text:span>) ;</text:p><text:p text:style-name="P48"/><text:p text:style-name="P48"/></draw:text-box></draw:frame><draw:frame draw:style-name="fr1" draw:name="Cadre2" text:anchor-type="as-char" svg:width="10.102cm" draw:z-index="5"><draw:text-box fo:min-height="8.58cm"><text:p text:style-name="P49">for (<text:span text:style-name="T51">var</text:span> i =<text:span text:style-name="T56">0</text:span> ; i&lt; cibles.length ; i++) <text:span text:style-name="T58">{</text:span></text:p><text:p text:style-name="P50"><text:tab/><text:span text:style-name="T53">//</text:span><text:span text:style-name="T54">Affiche les valeurs x et y de la cible en cours</text:span></text:p><text:p text:style-name="P51"><text:tab/>//<text:span text:style-name="T50">Dans la boucle For</text:span></text:p><text:p text:style-name="P50"><text:tab/>console.log(cibles[i].x, cibles[i<text:span text:style-name="T57">]</text:span>.y) ;</text:p><text:p text:style-name="P52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03T12:12:04.922000000</dc:date>
    <dc:creator>David Pelletier</dc:creator>
    <meta:editing-duration>PT2H21M47S</meta:editing-duration>
    <meta:editing-cycles>77</meta:editing-cycles>
    <meta:generator>LibreOffice/4.3.2.2$Windows_x86 LibreOffice_project/edfb5295ba211bd31ad47d0bad0118690f76407d</meta:generator>
    <meta:document-statistic meta:table-count="0" meta:image-count="0" meta:object-count="0" meta:page-count="3" meta:paragraph-count="81" meta:word-count="474" meta:character-count="2776" meta:non-whitespace-character-count="2414"/>
  </office:meta>
</office:document-meta>
</file>